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6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7" style:family="paragraph" style:parent-style-name="Text_20_body">
      <style:text-properties style:font-name="Times New Roman1" officeooo:paragraph-rsid="001108a1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12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1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1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1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2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2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30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31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3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33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34" style:family="paragraph" style:parent-style-name="Footer">
      <style:paragraph-properties fo:text-align="end" style:justify-single-word="fals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37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38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39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40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41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42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43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4" style:family="paragraph" style:parent-style-name="Heading_20_3">
      <style:paragraph-properties fo:text-align="justify" style:justify-single-word="false"/>
      <style:text-properties style:font-name="Times New Roman1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7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74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7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7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7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7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7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8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8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8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8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8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8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8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8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92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9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94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9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9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7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98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99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00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1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02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0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04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05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06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0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112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13" style:family="paragraph" style:parent-style-name="Text_20_body">
      <style:text-properties style:font-name="Times New Roman1" officeooo:rsid="0021d22b" officeooo:paragraph-rsid="0021d22b"/>
    </style:style>
    <style:style style:name="P114" style:family="paragraph" style:parent-style-name="Text_20_body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1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T1" style:family="text">
      <style:text-properties officeooo:rsid="0010b448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fo:font-weight="normal" style:font-size-asian="12pt" style:font-weight-asian="normal" style:font-weight-complex="normal"/>
    </style:style>
    <style:style style:name="T4" style:family="text">
      <style:text-properties style:font-name="Times New Roman1" fo:font-weight="normal" officeooo:rsid="001417cd" style:font-size-asian="12pt" style:font-weight-asian="normal" style:font-weight-complex="normal"/>
    </style:style>
    <style:style style:name="T5" style:family="text">
      <style:text-properties style:font-name="Times New Roman1" fo:font-weight="normal" officeooo:rsid="00150339" style:font-size-asian="12pt" style:font-weight-asian="normal" style:font-weight-complex="normal"/>
    </style:style>
    <style:style style:name="T6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1" fo:font-size="12pt" fo:font-weight="normal" officeooo:rsid="002bd441" style:font-size-asian="12pt" style:font-weight-asian="normal" style:font-size-complex="12pt" style:font-weight-complex="normal"/>
    </style:style>
    <style:style style:name="T8" style:family="text">
      <style:text-properties style:font-name="Times New Roman1" fo:font-size="12pt" fo:font-weight="normal" officeooo:rsid="001a5946" style:font-size-asian="12pt" style:font-weight-asian="normal" style:font-size-complex="12pt" style:font-weight-complex="normal"/>
    </style:style>
    <style:style style:name="T9" style:family="text">
      <style:text-properties officeooo:rsid="0011efc5"/>
    </style:style>
    <style:style style:name="T10" style:family="text">
      <style:text-properties officeooo:rsid="0015fc93"/>
    </style:style>
    <style:style style:name="T11" style:family="text">
      <style:text-properties officeooo:rsid="0018feb1"/>
    </style:style>
    <style:style style:name="T12" style:family="text">
      <style:text-properties officeooo:rsid="004da232"/>
    </style:style>
    <style:style style:name="T13" style:family="text">
      <style:text-properties officeooo:rsid="0017a3ad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267e0e"/>
    </style:style>
    <style:style style:name="T16" style:family="text">
      <style:text-properties fo:font-variant="normal" fo:text-transform="none" fo:letter-spacing="normal" fo:font-style="normal" fo:font-weight="normal" officeooo:rsid="00297db8"/>
    </style:style>
    <style:style style:name="T17" style:family="text">
      <style:text-properties officeooo:rsid="0019be78"/>
    </style:style>
    <style:style style:name="T18" style:family="text">
      <style:text-properties officeooo:rsid="00473ffb"/>
    </style:style>
    <style:style style:name="T19" style:family="text">
      <style:text-properties officeooo:rsid="001bc4ff"/>
    </style:style>
    <style:style style:name="T20" style:family="text">
      <style:text-properties officeooo:rsid="00477679"/>
    </style:style>
    <style:style style:name="T21" style:family="text">
      <style:text-properties officeooo:rsid="0032ed4e"/>
    </style:style>
    <style:style style:name="T22" style:family="text">
      <style:text-properties officeooo:rsid="001f96b7"/>
    </style:style>
    <style:style style:name="T23" style:family="text">
      <style:text-properties officeooo:rsid="003685c4"/>
    </style:style>
    <style:style style:name="T24" style:family="text">
      <style:text-properties officeooo:rsid="00387f8b"/>
    </style:style>
    <style:style style:name="T25" style:family="text">
      <style:text-properties officeooo:rsid="004ae655"/>
    </style:style>
    <style:style style:name="T26" style:family="text">
      <style:text-properties officeooo:rsid="003dbaa6"/>
    </style:style>
    <style:style style:name="T27" style:family="text">
      <style:text-properties officeooo:rsid="00403781"/>
    </style:style>
    <style:style style:name="T28" style:family="text">
      <style:text-properties officeooo:rsid="0040c8db"/>
    </style:style>
    <style:style style:name="T29" style:family="text">
      <style:text-properties officeooo:rsid="0041cce8"/>
    </style:style>
    <style:style style:name="T30" style:family="text">
      <style:text-properties officeooo:rsid="0042cff6"/>
    </style:style>
    <style:style style:name="T31" style:family="text">
      <style:text-properties officeooo:rsid="001a5946"/>
    </style:style>
    <style:style style:name="T32" style:family="text">
      <style:text-properties officeooo:rsid="001d5130"/>
    </style:style>
    <style:style style:name="T33" style:family="text">
      <style:text-properties fo:font-weight="normal" style:font-size-asian="12pt" style:font-weight-asian="normal" style:font-weight-complex="normal"/>
    </style:style>
    <style:style style:name="T34" style:family="text">
      <style:text-properties fo:font-weight="normal" officeooo:rsid="001d5130" style:font-size-asian="12pt" style:font-weight-asian="normal" style:font-weight-complex="normal"/>
    </style:style>
    <style:style style:name="T35" style:family="text">
      <style:text-properties fo:font-weight="normal" officeooo:rsid="00150339" style:font-size-asian="12pt" style:font-weight-asian="normal" style:font-weight-complex="normal"/>
    </style:style>
    <style:style style:name="T36" style:family="text">
      <style:text-properties fo:font-weight="normal" officeooo:rsid="001417cd" style:font-size-asian="12pt" style:font-weight-asian="normal" style:font-weight-complex="normal"/>
    </style:style>
    <style:style style:name="T37" style:family="text">
      <style:text-properties fo:font-weight="normal" officeooo:rsid="001ed9e1" style:font-weight-asian="normal" style:font-weight-complex="normal"/>
    </style:style>
    <style:style style:name="T38" style:family="text">
      <style:text-properties fo:font-weight="normal" officeooo:rsid="0020d881" style:font-weight-asian="normal" style:font-weight-complex="normal"/>
    </style:style>
    <style:style style:name="T39" style:family="text">
      <style:text-properties fo:font-size="12pt"/>
    </style:style>
    <style:style style:name="T40" style:family="text">
      <style:text-properties fo:font-size="12pt" officeooo:rsid="001ed9e1"/>
    </style:style>
    <style:style style:name="T41" style:family="text">
      <style:text-properties fo:font-size="12pt" officeooo:rsid="0020d881"/>
    </style:style>
    <style:style style:name="T42" style:family="text">
      <style:text-properties fo:font-size="12pt" officeooo:rsid="00217412"/>
    </style:style>
    <style:style style:name="T43" style:family="text">
      <style:text-properties fo:font-size="12pt" officeooo:rsid="001d5130"/>
    </style:style>
    <style:style style:name="T44" style:family="text">
      <style:text-properties fo:font-size="12pt" officeooo:rsid="00218cf2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8" style:family="text">
      <style:text-properties fo:font-weight="bold"/>
    </style:style>
    <style:style style:name="T49" style:family="text">
      <style:text-properties officeooo:rsid="001ed9e1"/>
    </style:style>
    <style:style style:name="T50" style:family="text">
      <style:text-properties officeooo:rsid="002052bd"/>
    </style:style>
    <style:style style:name="T51" style:family="text">
      <style:text-properties officeooo:rsid="0020d881"/>
    </style:style>
    <style:style style:name="T52" style:family="text">
      <style:text-properties officeooo:rsid="00217412"/>
    </style:style>
    <style:style style:name="T53" style:family="text">
      <style:text-properties fo:font-size="13pt"/>
    </style:style>
    <style:style style:name="T54" style:family="text">
      <style:text-properties officeooo:rsid="0021d22b"/>
    </style:style>
    <style:style style:name="T5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25" text:outline-level="3"/>
      <text:p text:style-name="P3"/>
      <text:p text:style-name="P3"><text:bookmark text:name="yui_3_17_2_1_1474333262150_276"/><text:bookmark-start text:name="__RefHeading___Toc918_1585835741"/>Trabalho I<text:span text:style-name="T11">I</text:span> – Especificação de Software<text:bookmark-end text:name="__RefHeading___Toc918_1585835741"/></text:p>
      <text:p text:style-name="P3">Loja de Roupas: Lamendz Store</text:p>
      <text:p text:style-name="P3"/>
      <text:p text:style-name="P11"/>
      <text:p text:style-name="P13"/>
      <text:p text:style-name="P13"/>
      <text:p text:style-name="P15"/>
      <text:p text:style-name="P15"/>
      <text:p text:style-name="P16">Evandra Almeida Santos</text:p>
      <text:p text:style-name="P15">Mariana Figueiredo da Mota</text:p>
      <text:p text:style-name="P9"/>
      <text:p text:style-name="P5"/>
      <text:p text:style-name="P5"/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/>
      <text:p text:style-name="P17"><text:span text:style-name="T1">Outubro</text:span>/2016</text:p>
      <text:p text:style-name="P24">Evandra Almeida Santos </text:p>
      <text:p text:style-name="P21"><text:s/>Mariana Figueiredo da Mota</text:p>
      <text:p text:style-name="P7"/>
      <text:p text:style-name="P7"/>
      <text:p text:style-name="P7"/>
      <text:p text:style-name="P7"/>
      <text:h text:style-name="P26" text:outline-level="3"/>
      <text:h text:style-name="P26" text:outline-level="3"/>
      <text:h text:style-name="P26" text:outline-level="3"/>
      <text:p text:style-name="P3"><text:bookmark-start text:name="__RefHeading___Toc920_1585835741"/><text:bookmark text:name="yui_3_17_2_1_1474333262150_2761"/>Trabalho I<text:span text:style-name="T11">I</text:span> – Especificação de Software<text:bookmark-end text:name="__RefHeading___Toc920_1585835741"/></text:p>
      <text:p text:style-name="P3">Loja de Roupas: Lamendz Store</text:p>
      <text:p text:style-name="P10"/>
      <text:p text:style-name="P12"/>
      <text:p text:style-name="P14"/>
      <text:p text:style-name="P14"/>
      <text:p text:style-name="P14"><text:span text:style-name="T11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10"/>
      <text:p text:style-name="P6"/>
      <text:p text:style-name="P8"/>
      <text:p text:style-name="P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pan text:style-name="T1">Outubro</text:span>/2016</text:p>
      <text:p text:style-name="P18"/>
      <text:p text:style-name="P18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35"><text:a xlink:type="simple" xlink:href="#__RefHeading___Toc240_1556727364" text:style-name="Index_20_Link" text:visited-style-name="Index_20_Link">1. Documentação Conceitual<text:tab/>4</text:a></text:p>
          <text:p text:style-name="P27"><text:a xlink:type="simple" xlink:href="#__RefHeading___Toc3271_1556727364" text:style-name="Index_20_Link" text:visited-style-name="Index_20_Link">1.1 Minimundo<text:tab/>4</text:a></text:p>
          <text:p text:style-name="P27"><text:a xlink:type="simple" xlink:href="#__RefHeading___Toc3273_1556727364" text:style-name="Index_20_Link" text:visited-style-name="Index_20_Link">1.2 Objetivos<text:tab/>5</text:a></text:p>
          <text:p text:style-name="P96"><text:a xlink:type="simple" xlink:href="#__RefHeading___Toc3275_1556727364" text:style-name="Index_20_Link" text:visited-style-name="Index_20_Link">1.2.1 Objetivos Gerais<text:tab/>5</text:a></text:p>
          <text:p text:style-name="P96"><text:a xlink:type="simple" xlink:href="#__RefHeading___Toc3277_1556727364" text:style-name="Index_20_Link" text:visited-style-name="Index_20_Link">1.2.2 Objetivos Específicos<text:tab/>5</text:a></text:p>
          <text:p text:style-name="P27"><text:a xlink:type="simple" xlink:href="#__RefHeading___Toc1744_1735469436" text:style-name="Index_20_Link" text:visited-style-name="Index_20_Link">1.3 Documentos de Requisitos<text:tab/>6</text:a></text:p>
          <text:p text:style-name="P96"><text:a xlink:type="simple" xlink:href="#__RefHeading___Toc3191_2141621660" text:style-name="Index_20_Link" text:visited-style-name="Index_20_Link">1.3.1 Lista de Requisitos Funcionais<text:tab/>6</text:a></text:p>
          <text:p text:style-name="P96"><text:a xlink:type="simple" xlink:href="#__RefHeading___Toc3193_2141621660" text:style-name="Index_20_Link" text:visited-style-name="Index_20_Link">1.3.2 Lista de Requisitos Não Funcionais<text:tab/>6</text:a></text:p>
          <text:p text:style-name="P96"><text:a xlink:type="simple" xlink:href="#__RefHeading___Toc3195_2141621660" text:style-name="Index_20_Link" text:visited-style-name="Index_20_Link">1.3.3 Tabela de Descrição dos Requisitos<text:tab/>6</text:a></text:p>
          <text:p text:style-name="P27"><text:a xlink:type="simple" xlink:href="#__RefHeading___Toc1746_1735469436" text:style-name="Index_20_Link" text:visited-style-name="Index_20_Link">1.4 Modelagem Conceitual (DER)<text:tab/>10</text:a></text:p>
          <text:p text:style-name="P27"><text:a xlink:type="simple" xlink:href="#__RefHeading___Toc1748_1735469436" text:style-name="Index_20_Link" text:visited-style-name="Index_20_Link">1.5 Diagrama de Pacotes UML<text:tab/>11</text:a></text:p>
          <text:p text:style-name="P27"><text:a xlink:type="simple" xlink:href="#__RefHeading___Toc1750_1735469436" text:style-name="Index_20_Link" text:visited-style-name="Index_20_Link">1.6 Documentos de Caso de Uso<text:tab/>12</text:a></text:p>
          <text:p text:style-name="P96"><text:a xlink:type="simple" xlink:href="#__RefHeading___Toc1993_946302212" text:style-name="Index_20_Link" text:visited-style-name="Index_20_Link">1.6.1 Diagrama de Sistema<text:tab/>12</text:a></text:p>
          <text:p text:style-name="P96"><text:a xlink:type="simple" xlink:href="#__RefHeading___Toc1995_946302212" text:style-name="Index_20_Link" text:visited-style-name="Index_20_Link">1.6.2 Diagrama de caso de uso de 2º Nível<text:tab/>14</text:a></text:p>
          <text:p text:style-name="P96"><text:a xlink:type="simple" xlink:href="#__RefHeading___Toc1752_1735469436" text:style-name="Index_20_Link" text:visited-style-name="Index_20_Link">1.6.3 Descrição de Caso de Uso<text:tab/>16</text:a></text:p>
          <text:p text:style-name="P27"><text:a xlink:type="simple" xlink:href="#__RefHeading___Toc1754_1735469436" text:style-name="Index_20_Link" text:visited-style-name="Index_20_Link">1.7 Protótipos de Telas<text:tab/>24</text:a></text:p>
          <text:p text:style-name="P96"><text:a xlink:type="simple" xlink:href="#__RefHeading___Toc1756_1735469436" text:style-name="Index_20_Link" text:visited-style-name="Index_20_Link">1.7.1 Login<text:tab/>24</text:a></text:p>
          <text:p text:style-name="P96"><text:a xlink:type="simple" xlink:href="#__RefHeading___Toc1758_1735469436" text:style-name="Index_20_Link" text:visited-style-name="Index_20_Link">1.7.2 Cadastrar Funcionário<text:tab/>25</text:a></text:p>
          <text:p text:style-name="P96"><text:a xlink:type="simple" xlink:href="#__RefHeading___Toc1760_1735469436" text:style-name="Index_20_Link" text:visited-style-name="Index_20_Link">1.7.3 Cadastrar Fornecedor<text:tab/>26</text:a></text:p>
          <text:p text:style-name="P96"><text:a xlink:type="simple" xlink:href="#__RefHeading___Toc1762_1735469436" text:style-name="Index_20_Link" text:visited-style-name="Index_20_Link">1.7.4 Cadastrar Produtos<text:tab/>27</text:a></text:p>
          <text:p text:style-name="P96"><text:a xlink:type="simple" xlink:href="#__RefHeading___Toc1764_1735469436" text:style-name="Index_20_Link" text:visited-style-name="Index_20_Link">1.7.5 Realizar Venda<text:tab/>27</text:a></text:p>
          <text:p text:style-name="P96"><text:a xlink:type="simple" xlink:href="#__RefHeading___Toc1766_1735469436" text:style-name="Index_20_Link" text:visited-style-name="Index_20_Link">1.7.6 Forma e meio de pagamento<text:tab/>28</text:a></text:p>
          <text:p text:style-name="P96"><text:a xlink:type="simple" xlink:href="#__RefHeading___Toc1768_1735469436" text:style-name="Index_20_Link" text:visited-style-name="Index_20_Link">1.7.7 Cadastrar Cliente<text:tab/>28</text:a></text:p>
          <text:p text:style-name="P96"><text:a xlink:type="simple" xlink:href="#__RefHeading___Toc1770_1735469436" text:style-name="Index_20_Link" text:visited-style-name="Index_20_Link">1.7.8 Contas em Débito<text:tab/>29</text:a></text:p>
          <text:p text:style-name="P96"><text:a xlink:type="simple" xlink:href="#__RefHeading___Toc1772_1735469436" text:style-name="Index_20_Link" text:visited-style-name="Index_20_Link">1.7.9 Estoque<text:tab/>29</text:a></text:p>
          <text:p text:style-name="P35"><text:a xlink:type="simple" xlink:href="#__RefHeading___Toc2001_946302212" text:style-name="Index_20_Link" text:visited-style-name="Index_20_Link">2. Documentação Técnica<text:tab/>30</text:a></text:p>
        </text:index-body>
      </text:table-of-content>
      <text:p text:style-name="P19"/>
      <text:h text:style-name="P37" text:outline-level="1"><text:bookmark-start text:name="__RefHeading___Toc240_1556727364"/><text:span text:style-name="T55">1.</text:span> <text:span text:style-name="T55">Documentação Conceitual</text:span> <text:bookmark-end text:name="__RefHeading___Toc240_1556727364"/></text:h>
      <text:h text:style-name="P28" text:outline-level="2"><text:bookmark-start text:name="__RefHeading___Toc3271_1556727364"/>1.1 Minimundo<text:bookmark-end text:name="__RefHeading___Toc3271_1556727364"/></text:h>
      <text:p text:style-name="P10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9">finalizará</text:span> a compra e <text:span text:style-name="T9">entregará</text:span> o produto e a nota fiscal para o cliente. Caso o cliente tenha comprado a prazo no crediário, uma vez ao mês ele <text:span text:style-name="T9">retornará</text:span> à loja para pagar as prestações até que conclua o pagamento do produto.</text:p>
      <text:h text:style-name="P29" text:outline-level="2"><text:bookmark-start text:name="__RefHeading___Toc3273_1556727364"/>1.2 Objetivos<text:bookmark-end text:name="__RefHeading___Toc3273_1556727364"/></text:h>
      <text:h text:style-name="P39" text:outline-level="3"><text:bookmark-start text:name="__RefHeading___Toc3275_1556727364"/>1.2.1 Objetivos Gerais<text:bookmark-end text:name="__RefHeading___Toc3275_1556727364"/></text:h>
      <text:p text:style-name="P111">Sistema para auxiliar a loja de roupas <text:span text:style-name="T33">Lamendz Store. É esperado que o sistema auxilie o gerenciamento da loja, controlando o estoque, as vendas, </text:span><text:span text:style-name="T35">os clientes em débito com a loja,</text:span><text:span text:style-name="T33"> cadastro de funcionários, clientes, produtos e fornecedores. </text:span><text:span text:style-name="T36">O sistema deverá ser ágil e ter confiabilidade</text:span><text:span text:style-name="T34"> </text:span><text:span text:style-name="T36">nas informações, para não haver aborrecimento entre os clientes e funcionários. </text:span></text:p>
      <text:p text:style-name="P108"/>
      <text:h text:style-name="P40" text:outline-level="3"><text:bookmark-start text:name="__RefHeading___Toc3277_1556727364"/>1.2.2 Objetivos Específicos<text:bookmark-end text:name="__RefHeading___Toc3277_1556727364"/></text:h>
      <text:list xml:id="list4960831955720617629" text:style-name="L1">
        <text:list-item>
          <text:p text:style-name="P112">Controlar estoque.</text:p>
        </text:list-item>
        <text:list-item>
          <text:p text:style-name="P112">Controlar vendas.</text:p>
        </text:list-item>
        <text:list-item>
          <text:p text:style-name="P112">Controlar cadastro de funcionários, clientes e fornecedores.</text:p>
        </text:list-item>
        <text:list-item>
          <text:p text:style-name="P112">Controlar clientes em débito com a loja.</text:p>
        </text:list-item>
        <text:list-item>
          <text:p text:style-name="P112">Gerar nota fiscal da venda do(s) produto(s).</text:p>
        </text:list-item>
      </text:list>
      <text:h text:style-name="P31" text:outline-level="2"><text:bookmark-start text:name="__RefHeading___Toc1744_1735469436"/><text:span text:style-name="T10">1.</text:span>3 Documentos de Requisitos<text:bookmark-end text:name="__RefHeading___Toc1744_1735469436"/></text:h>
      <text:h text:style-name="P38" text:outline-level="3"><text:bookmark-start text:name="__RefHeading___Toc3191_2141621660"/>1.3.1 Lista de Requisitos Funcionais<text:bookmark-end text:name="__RefHeading___Toc3191_2141621660"/></text:h>
      <text:list xml:id="list8133691163926319604" text:style-name="L2">
        <text:list-item>
          <text:p text:style-name="P102">Cadastrar Produtos</text:p>
        </text:list-item>
        <text:list-item>
          <text:p text:style-name="P102">Cadastrar Fornecedores</text:p>
        </text:list-item>
        <text:list-item>
          <text:p text:style-name="P102">Cadastrar Clientes</text:p>
        </text:list-item>
        <text:list-item>
          <text:p text:style-name="P102">Cadastrar Funcionário</text:p>
        </text:list-item>
        <text:list-item>
          <text:p text:style-name="P102">Listar Estoque</text:p>
        </text:list-item>
        <text:list-item>
          <text:p text:style-name="P102">Realizar Venda</text:p>
        </text:list-item>
        <text:list-item>
          <text:p text:style-name="P102">Listar Clientes em Débito</text:p>
        </text:list-item>
      </text:list>
      <text:p text:style-name="P101"/>
      <text:h text:style-name="P41" text:outline-level="3"><text:bookmark-start text:name="__RefHeading___Toc3193_2141621660"/>1.3.2 Lista de Requisitos Não Funcionais<text:bookmark-end text:name="__RefHeading___Toc3193_2141621660"/></text:h>
      <text:p text:style-name="P113">NF1.1 Controle de Acesso.</text:p>
      <text:p text:style-name="P113">NF2.1 Controle de Acesso.</text:p>
      <text:p text:style-name="P113">NF3.1 Controle de Acesso.</text:p>
      <text:p text:style-name="P113">NF4.1 Controle de Acesso.</text:p>
      <text:p text:style-name="P113">NF5.1 Identificação dos Produtos.</text:p>
      <text:p text:style-name="P113">NF6.1 Tempo de Operação.</text:p>
      <text:p text:style-name="P113">NF7.1 Identificação dos Clientes em Débitos.</text:p>
      <text:p text:style-name="P113"/>
      <text:h text:style-name="P38" text:outline-level="3"><text:bookmark-start text:name="__RefHeading___Toc3195_2141621660"/>1.3.<text:span text:style-name="T54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74">F1<text:span text:style-name="T50"> – </text:span>Cadastrar Produtos <text:s text:c="88"/><text:span text:style-name="T32">( )</text:span> oculto</text:p>
            <text:p text:style-name="P91"><text:span text:style-name="T39">Descrição: O sistema deve permitir o cadastro de produtos. Abrangerá as funções de </text:span><text:span text:style-name="T44">cadastro e voltar a página anterior</text:span><text:span text:style-name="T3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7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79">Nome</text:p>
          </table:table-cell>
          <table:table-cell table:style-name="Tabela16.B3" office:value-type="string">
            <text:p text:style-name="P79">Descrição</text:p>
          </table:table-cell>
          <table:table-cell table:style-name="Tabela16.B3" office:value-type="string">
            <text:p text:style-name="P79">Categoria</text:p>
          </table:table-cell>
          <table:table-cell table:style-name="Tabela16.B3" office:value-type="string">
            <text:p text:style-name="P79">Desejável</text:p>
          </table:table-cell>
          <table:table-cell table:style-name="Tabela16.B3" office:value-type="string">
            <text:p text:style-name="P79">Permanente</text:p>
          </table:table-cell>
        </table:table-row>
        <table:table-row>
          <table:table-cell table:style-name="Tabela16.A2" office:value-type="string">
            <text:p text:style-name="P82">NF 1.1 Controle de Acesso.</text:p>
          </table:table-cell>
          <table:table-cell table:style-name="Tabela16.B3" office:value-type="string">
            <text:p text:style-name="P76"><text:span text:style-name="T51">Somente funcionário cadastrado poderá</text:span> realizar o <text:soft-page-break/>cadastro do produto.</text:p>
          </table:table-cell>
          <table:table-cell table:style-name="Tabela16.B3" office:value-type="string">
            <text:p text:style-name="P73">Segurança</text:p>
          </table:table-cell>
          <table:table-cell table:style-name="Tabela16.B3" office:value-type="string">
            <text:p text:style-name="P73">(<text:span text:style-name="T48"> <text:s/></text:span>)</text:p>
          </table:table-cell>
          <table:table-cell table:style-name="Tabela16.B3" office:value-type="string">
            <text:p text:style-name="P73">(<text:span text:style-name="T37">X</text:span>)</text:p>
          </table:table-cell>
        </table:table-row>
      </table:table>
      <text:p text:style-name="P104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75">F<text:span text:style-name="T49">2 – </text:span>Cadastrar <text:span text:style-name="T49">Fornecedores</text:span> <text:s text:c="81"/><text:span text:style-name="T32">( )</text:span> oculto</text:p>
            <text:p text:style-name="P92"><text:span text:style-name="T39">Descrição: O sistema deve permitir o cadastro d</text:span><text:span text:style-name="T40">os fornecedores</text:span><text:span text:style-name="T39">. Abrangerá as funções de </text:span><text:span text:style-name="T44">cadastro e voltar a página anterior</text:span><text:span text:style-name="T3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8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80">Nome</text:p>
          </table:table-cell>
          <table:table-cell table:style-name="Tabela17.B3" office:value-type="string">
            <text:p text:style-name="P80">Descrição</text:p>
          </table:table-cell>
          <table:table-cell table:style-name="Tabela17.B3" office:value-type="string">
            <text:p text:style-name="P80">Categoria</text:p>
          </table:table-cell>
          <table:table-cell table:style-name="Tabela17.B3" office:value-type="string">
            <text:p text:style-name="P80">Desejável</text:p>
          </table:table-cell>
          <table:table-cell table:style-name="Tabela17.B3" office:value-type="string">
            <text:p text:style-name="P80">Permanente</text:p>
          </table:table-cell>
        </table:table-row>
        <table:table-row>
          <table:table-cell table:style-name="Tabela17.A2" office:value-type="string">
            <text:p text:style-name="P82">NF 2.1 Controle de Acesso.</text:p>
          </table:table-cell>
          <table:table-cell table:style-name="Tabela17.B3" office:value-type="string">
            <text:p text:style-name="P77">Somente o <text:span text:style-name="T51">gerente cadastrado</text:span> poderá realizar o cadastro do <text:span text:style-name="T49">fornecedor</text:span>.</text:p>
          </table:table-cell>
          <table:table-cell table:style-name="Tabela17.B3" office:value-type="string">
            <text:p text:style-name="P77">Segurança</text:p>
          </table:table-cell>
          <table:table-cell table:style-name="Tabela17.B3" office:value-type="string">
            <text:p text:style-name="P77">(<text:span text:style-name="T48"> <text:s/></text:span>)</text:p>
          </table:table-cell>
          <table:table-cell table:style-name="Tabela17.B3" office:value-type="string">
            <text:p text:style-name="P77">(<text:span text:style-name="T37">X</text:span>)</text:p>
          </table:table-cell>
        </table:table-row>
      </table:table>
      <text:p text:style-name="P97"/>
      <text:p text:style-name="P97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75">F<text:span text:style-name="T49">3 – </text:span>Cadastrar <text:span text:style-name="T51">Clientes</text:span> <text:s text:c="81"/><text:span text:style-name="T32">( )</text:span> oculto</text:p>
            <text:p text:style-name="P92"><text:span text:style-name="T39">Descrição: O sistema deve permitir o cadastro d</text:span><text:span text:style-name="T40">os </text:span><text:span text:style-name="T41">clie</text:span><text:span text:style-name="T42">n</text:span><text:span text:style-name="T41">tes</text:span><text:span text:style-name="T39">. Abrangerá as funções de </text:span><text:span text:style-name="T44">cadastro e voltar a página anterior</text:span><text:span text:style-name="T3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8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80">Nome</text:p>
          </table:table-cell>
          <table:table-cell table:style-name="Tabela18.B3" office:value-type="string">
            <text:p text:style-name="P80">Descrição</text:p>
          </table:table-cell>
          <table:table-cell table:style-name="Tabela18.B3" office:value-type="string">
            <text:p text:style-name="P80">Categoria</text:p>
          </table:table-cell>
          <table:table-cell table:style-name="Tabela18.B3" office:value-type="string">
            <text:p text:style-name="P80">Desejável</text:p>
          </table:table-cell>
          <table:table-cell table:style-name="Tabela18.B3" office:value-type="string">
            <text:p text:style-name="P80">Permanente</text:p>
          </table:table-cell>
        </table:table-row>
        <table:table-row>
          <table:table-cell table:style-name="Tabela18.A2" office:value-type="string">
            <text:p text:style-name="P82">NF 3.1 Controle de Acesso.</text:p>
          </table:table-cell>
          <table:table-cell table:style-name="Tabela18.B3" office:value-type="string">
            <text:p text:style-name="P77"><text:span text:style-name="T51">Somente funcionário cadastrado poderá</text:span> realizar o cadastro do <text:span text:style-name="T51">cliente</text:span>.</text:p>
          </table:table-cell>
          <table:table-cell table:style-name="Tabela18.B3" office:value-type="string">
            <text:p text:style-name="P77">Segurança</text:p>
          </table:table-cell>
          <table:table-cell table:style-name="Tabela18.B3" office:value-type="string">
            <text:p text:style-name="P77">(<text:span text:style-name="T48"> <text:s/></text:span>)</text:p>
          </table:table-cell>
          <table:table-cell table:style-name="Tabela18.B3" office:value-type="string">
            <text:p text:style-name="P77">(<text:span text:style-name="T37">X</text:span>)</text:p>
          </table:table-cell>
        </table:table-row>
      </table:table>
      <text:p text:style-name="P97"/>
      <text:p text:style-name="P97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75">F<text:span text:style-name="T49">4 – </text:span>Cadastrar <text:span text:style-name="T51">Funcionários</text:span> <text:s text:c="81"/><text:span text:style-name="T32">( )</text:span> oculto</text:p>
            <text:p text:style-name="P92"><text:span text:style-name="T39">Descrição: O sistema deve permitir o cadastro d</text:span><text:span text:style-name="T40">os </text:span><text:span text:style-name="T41">funcionários</text:span><text:span text:style-name="T39">. Abrangerá as funções de </text:span><text:span text:style-name="T44">cadastro e voltar a página anterior</text:span><text:span text:style-name="T3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8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80">Nome</text:p>
          </table:table-cell>
          <table:table-cell table:style-name="Tabela19.B3" office:value-type="string">
            <text:p text:style-name="P80">Descrição</text:p>
          </table:table-cell>
          <table:table-cell table:style-name="Tabela19.B3" office:value-type="string">
            <text:p text:style-name="P80">Categoria</text:p>
          </table:table-cell>
          <table:table-cell table:style-name="Tabela19.B3" office:value-type="string">
            <text:p text:style-name="P80">Desejável</text:p>
          </table:table-cell>
          <table:table-cell table:style-name="Tabela19.B3" office:value-type="string">
            <text:p text:style-name="P80">Permanente</text:p>
          </table:table-cell>
        </table:table-row>
        <table:table-row>
          <table:table-cell table:style-name="Tabela19.A2" office:value-type="string">
            <text:p text:style-name="P82">NF 4.1 Controle de Acesso.</text:p>
          </table:table-cell>
          <table:table-cell table:style-name="Tabela19.B3" office:value-type="string">
            <text:p text:style-name="P76"><text:span text:style-name="T51">Somente o gerente </text:span><text:soft-page-break/><text:span text:style-name="T51">cadastrado poderá</text:span> realizar o cadastro do <text:span text:style-name="T51">funcionário</text:span>.</text:p>
          </table:table-cell>
          <table:table-cell table:style-name="Tabela19.B3" office:value-type="string">
            <text:p text:style-name="P77">Segurança</text:p>
          </table:table-cell>
          <table:table-cell table:style-name="Tabela19.B3" office:value-type="string">
            <text:p text:style-name="P77">(<text:span text:style-name="T48"> <text:s/></text:span>)</text:p>
          </table:table-cell>
          <table:table-cell table:style-name="Tabela19.B3" office:value-type="string">
            <text:p text:style-name="P77">(<text:span text:style-name="T37">X</text:span>)</text:p>
          </table:table-cell>
        </table:table-row>
      </table:table>
      <text:p text:style-name="P97"/>
      <text:p text:style-name="P97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75">F<text:span text:style-name="T49">5 – Listar Estoque <text:s text:c="14"/></text:span><text:s text:c="82"/><text:span text:style-name="T32">( )</text:span> oculto</text:p>
            <text:p text:style-name="P93"><text:span text:style-name="T39">Descrição: O sistema deve permitir </text:span><text:span text:style-name="T41">a visualização dos produtos cadastrados no estoque</text:span><text:span text:style-name="T39">. Abrangerá as funções de </text:span><text:span text:style-name="T44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8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80">Nome</text:p>
          </table:table-cell>
          <table:table-cell table:style-name="Tabela20.B3" office:value-type="string">
            <text:p text:style-name="P80">Descrição</text:p>
          </table:table-cell>
          <table:table-cell table:style-name="Tabela20.B3" office:value-type="string">
            <text:p text:style-name="P80">Categoria</text:p>
          </table:table-cell>
          <table:table-cell table:style-name="Tabela20.B3" office:value-type="string">
            <text:p text:style-name="P80">Desejável</text:p>
          </table:table-cell>
          <table:table-cell table:style-name="Tabela20.B3" office:value-type="string">
            <text:p text:style-name="P80">Permanente</text:p>
          </table:table-cell>
        </table:table-row>
        <table:table-row>
          <table:table-cell table:style-name="Tabela20.A2" office:value-type="string">
            <text:p text:style-name="P115">NF <text:span text:style-name="T54">5</text:span>.1 Identificação dos Produtos.</text:p>
            <text:p text:style-name="P77"/>
          </table:table-cell>
          <table:table-cell table:style-name="Tabela20.B3" office:value-type="string">
            <text:p text:style-name="P78"><text:span text:style-name="T51">Somente funcionário cadastrado poderá</text:span> realizar <text:span text:style-name="T52">a consulta no estoque</text:span>.</text:p>
          </table:table-cell>
          <table:table-cell table:style-name="Tabela20.B3" office:value-type="string">
            <text:p text:style-name="P77">Segurança</text:p>
          </table:table-cell>
          <table:table-cell table:style-name="Tabela20.B3" office:value-type="string">
            <text:p text:style-name="P77">(<text:span text:style-name="T38"> <text:s/></text:span>)</text:p>
          </table:table-cell>
          <table:table-cell table:style-name="Tabela20.B3" office:value-type="string">
            <text:p text:style-name="P77">(<text:span text:style-name="T38">X</text:span>)</text:p>
          </table:table-cell>
        </table:table-row>
      </table:table>
      <text:p text:style-name="P97"/>
      <text:p text:style-name="P98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94"><text:span text:style-name="T39">F</text:span><text:span text:style-name="T42">6 </text:span><text:span text:style-name="T40">– </text:span><text:span text:style-name="T42">Realizar Venda</text:span><text:span text:style-name="T53"> </text:span><text:span text:style-name="T39"><text:s text:c="74"/></text:span><text:span text:style-name="T43">( )</text:span><text:span text:style-name="T39"> oculto</text:span></text:p>
            <text:p text:style-name="P95"><text:span text:style-name="T39">Descrição: O sistema deve permitir </text:span><text:span text:style-name="T42">a venda de um produto que tenha na loja</text:span><text:span text:style-name="T39">. Abrangerá as funções de </text:span><text:span text:style-name="T44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8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81">Nome</text:p>
          </table:table-cell>
          <table:table-cell table:style-name="Tabela22.B3" office:value-type="string">
            <text:p text:style-name="P81">Descrição</text:p>
          </table:table-cell>
          <table:table-cell table:style-name="Tabela22.B3" office:value-type="string">
            <text:p text:style-name="P81">Categoria</text:p>
          </table:table-cell>
          <table:table-cell table:style-name="Tabela22.B3" office:value-type="string">
            <text:p text:style-name="P81">Desejável</text:p>
          </table:table-cell>
          <table:table-cell table:style-name="Tabela22.B3" office:value-type="string">
            <text:p text:style-name="P81">Permanente</text:p>
          </table:table-cell>
        </table:table-row>
        <table:table-row>
          <table:table-cell table:style-name="Tabela22.A2" office:value-type="string">
            <text:p text:style-name="P116">NF <text:span text:style-name="T54">6</text:span>.1 Tempo de Operação</text:p>
            <text:p text:style-name="P78"/>
          </table:table-cell>
          <table:table-cell table:style-name="Tabela22.B3" office:value-type="string">
            <text:p text:style-name="P78"><text:span text:style-name="T51">Somente funcionário cadastrado poderá</text:span> realizar <text:span text:style-name="T52">a venda.</text:span></text:p>
          </table:table-cell>
          <table:table-cell table:style-name="Tabela22.B3" office:value-type="string">
            <text:p text:style-name="P78">Segurança</text:p>
          </table:table-cell>
          <table:table-cell table:style-name="Tabela22.B3" office:value-type="string">
            <text:p text:style-name="P78">(<text:span text:style-name="T48"> <text:s/></text:span>)</text:p>
          </table:table-cell>
          <table:table-cell table:style-name="Tabela22.B3" office:value-type="string">
            <text:p text:style-name="P78">(<text:span text:style-name="T37">X</text:span>)</text:p>
          </table:table-cell>
        </table:table-row>
      </table:table>
      <text:p text:style-name="P98"/>
      <text:p text:style-name="P98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94"><text:span text:style-name="T39">F</text:span><text:span text:style-name="T42">7</text:span><text:span text:style-name="T40"> – </text:span><text:span text:style-name="T53">Listar Clientes em Débito </text:span><text:span text:style-name="T39"><text:s text:c="74"/></text:span><text:span text:style-name="T43">( )</text:span><text:span text:style-name="T39"> oculto</text:span></text:p>
            <text:p text:style-name="P93"><text:span text:style-name="T39">Descrição: O sistema deve permitir </text:span><text:span text:style-name="T42">a consulta de clientes que estão em débito com a loja</text:span><text:span text:style-name="T39">. Abrangerá as funções de </text:span><text:span text:style-name="T44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8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80">Nome</text:p>
          </table:table-cell>
          <table:table-cell table:style-name="Tabela21.B3" office:value-type="string">
            <text:p text:style-name="P80">Descrição</text:p>
          </table:table-cell>
          <table:table-cell table:style-name="Tabela21.B3" office:value-type="string">
            <text:p text:style-name="P80">Categoria</text:p>
          </table:table-cell>
          <table:table-cell table:style-name="Tabela21.B3" office:value-type="string">
            <text:p text:style-name="P80">Desejável</text:p>
          </table:table-cell>
          <table:table-cell table:style-name="Tabela21.B3" office:value-type="string">
            <text:p text:style-name="P80">Permanente</text:p>
          </table:table-cell>
        </table:table-row>
        <table:table-row>
          <table:table-cell table:style-name="Tabela21.A2" office:value-type="string">
            <text:p text:style-name="P115">NF <text:span text:style-name="T54">7</text:span>.1 Identificação dos <text:span text:style-name="T54">Clientes em Débito.</text:span></text:p>
            <text:p text:style-name="P77"/>
          </table:table-cell>
          <table:table-cell table:style-name="Tabela21.B3" office:value-type="string">
            <text:p text:style-name="P78"><text:span text:style-name="T51">Somente funcionário cadastrado poderá</text:span> realizar <text:span text:style-name="T52">a consulta dos clientes em débito.</text:span></text:p>
          </table:table-cell>
          <table:table-cell table:style-name="Tabela21.B3" office:value-type="string">
            <text:p text:style-name="P77">Segurança</text:p>
          </table:table-cell>
          <table:table-cell table:style-name="Tabela21.B3" office:value-type="string">
            <text:p text:style-name="P77">(<text:span text:style-name="T48"> <text:s/></text:span>)</text:p>
          </table:table-cell>
          <table:table-cell table:style-name="Tabela21.B3" office:value-type="string">
            <text:p text:style-name="P77">(<text:span text:style-name="T37">X</text:span>)</text:p>
          </table:table-cell>
        </table:table-row>
      </table:table>
      <text:p text:style-name="P97"/>
      <text:p text:style-name="P97"/>
      <text:p text:style-name="P97"/>
      <text:p text:style-name="P99"/>
      <text:p text:style-name="P99"/>
      <text:p text:style-name="P99"/>
      <text:p text:style-name="P99"/>
      <text:p text:style-name="P99"/>
      <text:h text:style-name="P32" text:outline-level="2"><text:bookmark-start text:name="__RefHeading___Toc1746_1735469436"/>1.4 Modelagem Conceitual (DER)<text:bookmark-end text:name="__RefHeading___Toc1746_1735469436"/></text:h>
      <text:p text:style-name="P105"/>
      <text:h text:style-name="P31" text:outline-level="2"><text:bookmark-start text:name="__RefHeading___Toc1748_1735469436"/>1.5 Diagrama de Pacotes UML<text:bookmark-end text:name="__RefHeading___Toc1748_1735469436"/></text:h>
      <text:p text:style-name="P103"/>
      <text:h text:style-name="P33" text:outline-level="2"><text:bookmark-start text:name="__RefHeading___Toc1750_1735469436"/>1.6 Documentos de Caso de Uso<text:bookmark-end text:name="__RefHeading___Toc1750_1735469436"/></text:h>
      <text:h text:style-name="P42" text:outline-level="3"><text:bookmark-start text:name="__RefHeading___Toc1993_946302212"/>1.6.1 Diagrama <text:span text:style-name="T11">de Sistema</text:span><text:bookmark-end text:name="__RefHeading___Toc1993_946302212"/></text:h>
      <text:p text:style-name="P105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42" text:outline-level="3"><text:bookmark-start text:name="__RefHeading___Toc1995_946302212"/><text:soft-page-break/>1.6.2 <text:span text:style-name="T11">Diagrama de caso de uso de 2º Nível</text:span><text:bookmark-end text:name="__RefHeading___Toc1995_946302212"/></text:h>
      <text:p text:style-name="P105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05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05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05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05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05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05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05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42" text:outline-level="3"><text:soft-page-break/></text:h>
      <text:h text:style-name="P42" text:outline-level="3"><text:bookmark-start text:name="__RefHeading___Toc1752_1735469436"/>1.6.<text:span text:style-name="T11">3</text:span> Descrição <text:span text:style-name="T11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5">Nome</text:p>
          </table:table-cell>
          <table:table-cell table:style-name="Tabela11.B1" office:value-type="string">
            <text:p text:style-name="P47">UC 1.1 – Contrata<text:span text:style-name="T12">r</text:span> Funcionário</text:p>
          </table:table-cell>
        </table:table-row>
        <table:table-row>
          <table:table-cell table:style-name="Tabela11.A2" office:value-type="string">
            <text:p text:style-name="P45">Atores envolvidos</text:p>
          </table:table-cell>
          <table:table-cell table:style-name="Tabela11.B2" office:value-type="string">
            <text:p text:style-name="P48">Administrador</text:p>
          </table:table-cell>
        </table:table-row>
        <table:table-row>
          <table:table-cell table:style-name="Tabela11.A2" office:value-type="string">
            <text:p text:style-name="P45">Pré-condições</text:p>
          </table:table-cell>
          <table:table-cell table:style-name="Tabela11.B2" office:value-type="string">
            <text:p text:style-name="P47">Precisar de funcionários</text:p>
          </table:table-cell>
        </table:table-row>
        <table:table-row>
          <table:table-cell table:style-name="Tabela11.A2" office:value-type="string">
            <text:p text:style-name="P45">Fluxo Principal</text:p>
          </table:table-cell>
          <table:table-cell table:style-name="Tabela11.B2" office:value-type="string">
            <text:p text:style-name="P48">1 – <text:span text:style-name="T13">O funcionário será entrevistado</text:span></text:p>
            <text:p text:style-name="P48">2 – <text:span text:style-name="T13">O funcionário será contratado</text:span></text:p>
          </table:table-cell>
        </table:table-row>
        <table:table-row>
          <table:table-cell table:style-name="Tabela11.A2" office:value-type="string">
            <text:p text:style-name="P45">Sub-fluxo</text:p>
          </table:table-cell>
          <table:table-cell table:style-name="Tabela11.B2" office:value-type="string">
            <text:p text:style-name="P72"><text:span text:style-name="T14">Se na entrevista for constatado que </text:span><text:span text:style-name="T15">o funcion</text:span><text:span text:style-name="T16">á</text:span><text:span text:style-name="T15">rio </text:span><text:span text:style-name="T14">n</text:span><text:span text:style-name="T15">ão </text:span><text:span text:style-name="T14">é capaz, então ele é dispensad</text:span><text:span text:style-name="T15">o.</text:span></text:p>
          </table:table-cell>
        </table:table-row>
        <table:table-row>
          <table:table-cell table:style-name="Tabela11.A2" office:value-type="string">
            <text:p text:style-name="P45">Fluxos Alternativos</text:p>
          </table:table-cell>
          <table:table-cell table:style-name="Tabela11.B2" office:value-type="string">
            <text:p text:style-name="P49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45">Regras de Negócio</text:p>
          </table:table-cell>
          <table:table-cell table:style-name="Tabela11.B2" office:value-type="string">
            <text:p text:style-name="P50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45">Pós Condições</text:p>
          </table:table-cell>
          <table:table-cell table:style-name="Tabela11.B2" office:value-type="string">
            <text:p text:style-name="P48">O funcionário foi <text:span text:style-name="T13">contratado</text:span> e já pode realizar <text:span text:style-name="T13">o cadastro do mesmo no</text:span> sistema.</text:p>
          </table:table-cell>
        </table:table-row>
        <table:table-row>
          <table:table-cell table:style-name="Tabela11.A2" office:value-type="string">
            <text:p text:style-name="P45">Casos de uso afetados</text:p>
          </table:table-cell>
          <table:table-cell table:style-name="Tabela11.B2" office:value-type="string">
            <text:p text:style-name="P51"/>
          </table:table-cell>
        </table:table-row>
      </table:table>
      <text:p text:style-name="P100"/>
      <text:p text:style-name="P10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3">Nome</text:p>
          </table:table-cell>
          <table:table-cell table:style-name="Tabela2.B1" office:value-type="string">
            <text:p text:style-name="P83">UC 1.2 – Cadastrar Funcionário</text:p>
          </table:table-cell>
        </table:table-row>
        <table:table-row>
          <table:table-cell table:style-name="Tabela2.A2" office:value-type="string">
            <text:p text:style-name="P83">Atores envolvidos</text:p>
          </table:table-cell>
          <table:table-cell table:style-name="Tabela2.B2" office:value-type="string">
            <text:p text:style-name="P83">Administrador</text:p>
          </table:table-cell>
        </table:table-row>
        <table:table-row>
          <table:table-cell table:style-name="Tabela2.A2" office:value-type="string">
            <text:p text:style-name="P83">Pré-condições</text:p>
          </table:table-cell>
          <table:table-cell table:style-name="Tabela2.B2" office:value-type="string">
            <text:p text:style-name="P83">Não ter funcionário com o mesmo CPF <text:span text:style-name="T17">e login</text:span> cadastrado</text:p>
          </table:table-cell>
        </table:table-row>
        <table:table-row>
          <table:table-cell table:style-name="Tabela2.A2" office:value-type="string">
            <text:p text:style-name="P83">Fluxo Principal</text:p>
          </table:table-cell>
          <table:table-cell table:style-name="Tabela2.B2" office:value-type="string">
            <text:p text:style-name="P83">1 – O funcionário é contratado</text:p>
            <text:p text:style-name="P83">2 – O Administrador cadastra o funcionário</text:p>
          </table:table-cell>
        </table:table-row>
        <table:table-row>
          <table:table-cell table:style-name="Tabela2.A2" office:value-type="string">
            <text:p text:style-name="P83">Sub-fluxo </text:p>
          </table:table-cell>
          <table:table-cell table:style-name="Tabela2.B2" office:value-type="string">
            <text:p text:style-name="P46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83">Fluxos Alternativos</text:p>
          </table:table-cell>
          <table:table-cell table:style-name="Tabela2.B2" office:value-type="string">
            <text:p text:style-name="P49">1-</text:p>
          </table:table-cell>
        </table:table-row>
        <table:table-row>
          <table:table-cell table:style-name="Tabela2.A2" office:value-type="string">
            <text:p text:style-name="P83">Regras de Negócio</text:p>
          </table:table-cell>
          <table:table-cell table:style-name="Tabela2.B2" office:value-type="string">
            <text:p text:style-name="P50">O <text:span text:style-name="T18">Funcionário </text:span>precisa ter sido contratado, e estar com os documentos necessários para o cadastro.</text:p>
            <text:p text:style-name="P52">O sistema deve estar <text:span text:style-name="T12">f</text:span>uncionando.</text:p>
          </table:table-cell>
        </table:table-row>
        <table:table-row>
          <table:table-cell table:style-name="Tabela2.A2" office:value-type="string">
            <text:p text:style-name="P83">Pós Condições</text:p>
          </table:table-cell>
          <table:table-cell table:style-name="Tabela2.B2" office:value-type="string">
            <text:p text:style-name="P83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83">Casos de uso afetados</text:p>
          </table:table-cell>
          <table:table-cell table:style-name="Tabela2.B2" office:value-type="string">
            <text:p text:style-name="P53">UC 1.1</text:p>
          </table:table-cell>
        </table:table-row>
      </table:table>
      <text:p text:style-name="P100"/>
      <text:p text:style-name="P10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5">Nome</text:p>
          </table:table-cell>
          <table:table-cell table:style-name="Tabela1.B1" office:value-type="string">
            <text:p text:style-name="P54">UC <text:span text:style-name="T19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45">Atores envolvidos</text:p>
          </table:table-cell>
          <table:table-cell table:style-name="Tabela1.B2" office:value-type="string">
            <text:p text:style-name="P54">Administrador</text:p>
          </table:table-cell>
        </table:table-row>
        <table:table-row>
          <table:table-cell table:style-name="Tabela1.A2" office:value-type="string">
            <text:p text:style-name="P45">Pré-condições</text:p>
          </table:table-cell>
          <table:table-cell table:style-name="Tabela1.B2" office:value-type="string">
            <text:p text:style-name="P54">Precisar do produto</text:p>
          </table:table-cell>
        </table:table-row>
        <table:table-row>
          <table:table-cell table:style-name="Tabela1.A2" office:value-type="string">
            <text:p text:style-name="P45">Fluxo Principal</text:p>
          </table:table-cell>
          <table:table-cell table:style-name="Tabela1.B2" office:value-type="string">
            <text:p text:style-name="P54">1 – O administrador entra em contato com o fornecedor</text:p>
          </table:table-cell>
        </table:table-row>
        <table:table-row>
          <table:table-cell table:style-name="Tabela1.A2" office:value-type="string">
            <text:p text:style-name="P45">Sub-fluxo</text:p>
          </table:table-cell>
          <table:table-cell table:style-name="Tabela1.B2" office:value-type="string">
            <text:p text:style-name="P53">O administrado procura informações sobre o fornecedor, <text:span text:style-name="T20">e entre em contato.</text:span></text:p>
          </table:table-cell>
        </table:table-row>
        <table:table-row>
          <table:table-cell table:style-name="Tabela1.A2" office:value-type="string">
            <text:p text:style-name="P45">Fluxos Alternativos</text:p>
          </table:table-cell>
          <table:table-cell table:style-name="Tabela1.B2" office:value-type="string">
            <text:p text:style-name="P49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45">Regras de Negócio</text:p>
          </table:table-cell>
          <table:table-cell table:style-name="Tabela1.B2" office:value-type="string">
            <text:p text:style-name="P55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45">Pós Condições</text:p>
          </table:table-cell>
          <table:table-cell table:style-name="Tabela1.B2" office:value-type="string">
            <text:p text:style-name="P54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45">Casos de uso afetados</text:p>
          </table:table-cell>
          <table:table-cell table:style-name="Tabela1.B2" office:value-type="string">
            <text:p text:style-name="P53"/>
          </table:table-cell>
        </table:table-row>
      </table:table>
      <text:p text:style-name="P100"/>
      <text:p text:style-name="P10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5">Nome</text:p>
          </table:table-cell>
          <table:table-cell table:style-name="Tabela4.B1" office:value-type="string">
            <text:p text:style-name="P54">UC <text:span text:style-name="T19">2</text:span>.<text:span text:style-name="T19">2</text:span> – Cadastra Fornecedor</text:p>
          </table:table-cell>
        </table:table-row>
        <table:table-row>
          <table:table-cell table:style-name="Tabela4.A2" office:value-type="string">
            <text:p text:style-name="P45">Atores envolvidos</text:p>
          </table:table-cell>
          <table:table-cell table:style-name="Tabela4.B2" office:value-type="string">
            <text:p text:style-name="P54">Administrador</text:p>
          </table:table-cell>
        </table:table-row>
        <table:table-row>
          <table:table-cell table:style-name="Tabela4.A2" office:value-type="string">
            <text:p text:style-name="P45">Pré-condições</text:p>
          </table:table-cell>
          <table:table-cell table:style-name="Tabela4.B2" office:value-type="string">
            <text:p text:style-name="P54">Não ter nenhum fornecedor cadastrado com o mesmo CNPJ</text:p>
          </table:table-cell>
        </table:table-row>
        <table:table-row>
          <table:table-cell table:style-name="Tabela4.A2" office:value-type="string">
            <text:p text:style-name="P45">Fluxo Principal</text:p>
          </table:table-cell>
          <table:table-cell table:style-name="Tabela4.B2" office:value-type="string">
            <text:p text:style-name="P54">1 – O administrador entra em contato com o fornecedor</text:p>
            <text:p text:style-name="P54">2 – Verifica se tem o produto que deseja</text:p>
            <text:p text:style-name="P54">3 – Cadastrará o fornecedor</text:p>
          </table:table-cell>
        </table:table-row>
        <table:table-row>
          <table:table-cell table:style-name="Tabela4.A2" office:value-type="string">
            <text:p text:style-name="P45">Sub-fluxo</text:p>
          </table:table-cell>
          <table:table-cell table:style-name="Tabela4.B2" office:value-type="string">
            <text:p text:style-name="P53">Se o produto do fornecedor não for de qualidade ele e dispensado.</text:p>
            <text:p text:style-name="P53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45">Fluxos Alternativos</text:p>
          </table:table-cell>
          <table:table-cell table:style-name="Tabela4.B2" office:value-type="string">
            <text:p text:style-name="P56">1-O funcionário pode realiza este cadastro também.</text:p>
          </table:table-cell>
        </table:table-row>
        <table:table-row>
          <table:table-cell table:style-name="Tabela4.A2" office:value-type="string">
            <text:p text:style-name="P45">Regras de Negócio</text:p>
          </table:table-cell>
          <table:table-cell table:style-name="Tabela4.B2" office:value-type="string">
            <text:p text:style-name="P55">Saber se o CNPJ <text:span text:style-name="T12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45">Pós Condições</text:p>
          </table:table-cell>
          <table:table-cell table:style-name="Tabela4.B2" office:value-type="string">
            <text:p text:style-name="P54">O administrador cadastra o fornecedor e fará o pedido.</text:p>
          </table:table-cell>
        </table:table-row>
        <table:table-row>
          <table:table-cell table:style-name="Tabela4.A2" office:value-type="string">
            <text:p text:style-name="P45">Casos de uso afetados</text:p>
          </table:table-cell>
          <table:table-cell table:style-name="Tabela4.B2" office:value-type="string">
            <text:p text:style-name="P53">UC 2.1</text:p>
          </table:table-cell>
        </table:table-row>
      </table:table>
      <text:p text:style-name="P100"/>
      <text:p text:style-name="P10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5">Nome</text:p>
          </table:table-cell>
          <table:table-cell table:style-name="Tabela5.B1" office:value-type="string">
            <text:p text:style-name="P54">UC <text:span text:style-name="T19">2.3</text:span> – Faz o pedido</text:p>
          </table:table-cell>
        </table:table-row>
        <table:table-row>
          <table:table-cell table:style-name="Tabela5.A2" office:value-type="string">
            <text:p text:style-name="P45">Atores envolvidos</text:p>
          </table:table-cell>
          <table:table-cell table:style-name="Tabela5.B2" office:value-type="string">
            <text:p text:style-name="P54">Administrador</text:p>
          </table:table-cell>
        </table:table-row>
        <table:table-row>
          <table:table-cell table:style-name="Tabela5.A2" office:value-type="string">
            <text:p text:style-name="P45">Pré-condições</text:p>
          </table:table-cell>
          <table:table-cell table:style-name="Tabela5.B2" office:value-type="string">
            <text:p text:style-name="P54">Querer o produto</text:p>
          </table:table-cell>
        </table:table-row>
        <text:soft-page-break/>
        <table:table-row>
          <table:table-cell table:style-name="Tabela5.A2" office:value-type="string">
            <text:p text:style-name="P45">Fluxo Principal</text:p>
          </table:table-cell>
          <table:table-cell table:style-name="Tabela5.B2" office:value-type="string">
            <text:p text:style-name="P54">1 – O administrador entra em contato com o fornecedor</text:p>
            <text:p text:style-name="P54">2 – Verifica se tem o produto que deseja</text:p>
            <text:p text:style-name="P54">3 – Cadastrará o fornecedor</text:p>
            <text:p text:style-name="P54">4 – Fará o pedido</text:p>
          </table:table-cell>
        </table:table-row>
        <table:table-row>
          <table:table-cell table:style-name="Tabela5.A2" office:value-type="string">
            <text:p text:style-name="P45">Sub-fluxo</text:p>
          </table:table-cell>
          <table:table-cell table:style-name="Tabela5.B2" office:value-type="string">
            <text:p text:style-name="P53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45">Fluxos Alternativos</text:p>
          </table:table-cell>
          <table:table-cell table:style-name="Tabela5.B2" office:value-type="string">
            <text:p text:style-name="P56">1-O pedido pode ser feito pelo funcionário também.</text:p>
          </table:table-cell>
        </table:table-row>
        <table:table-row>
          <table:table-cell table:style-name="Tabela5.A2" office:value-type="string">
            <text:p text:style-name="P45">Regras de Negócio</text:p>
          </table:table-cell>
          <table:table-cell table:style-name="Tabela5.B2" office:value-type="string">
            <text:p text:style-name="P57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45">Pós Condições</text:p>
          </table:table-cell>
          <table:table-cell table:style-name="Tabela5.B2" office:value-type="string">
            <text:p text:style-name="P54">O administrador fará o pedido e aguardará a sua chegada.</text:p>
          </table:table-cell>
        </table:table-row>
        <table:table-row>
          <table:table-cell table:style-name="Tabela5.A2" office:value-type="string">
            <text:p text:style-name="P45">Casos de uso afetados</text:p>
          </table:table-cell>
          <table:table-cell table:style-name="Tabela5.B2" office:value-type="string">
            <text:p text:style-name="P53">UC 2.1, UC 2.2</text:p>
          </table:table-cell>
        </table:table-row>
      </table:table>
      <text:p text:style-name="P100"/>
      <text:p text:style-name="P10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3">Nome</text:p>
          </table:table-cell>
          <table:table-cell table:style-name="Tabela3.B1" office:value-type="string">
            <text:p text:style-name="P84">UC 2.4 – Cadastra<text:span text:style-name="T12">r</text:span> Produto</text:p>
          </table:table-cell>
        </table:table-row>
        <table:table-row>
          <table:table-cell table:style-name="Tabela3.A2" office:value-type="string">
            <text:p text:style-name="P83">Atores envolvidos</text:p>
          </table:table-cell>
          <table:table-cell table:style-name="Tabela3.B2" office:value-type="string">
            <text:p text:style-name="P83">Funcionário</text:p>
          </table:table-cell>
        </table:table-row>
        <table:table-row>
          <table:table-cell table:style-name="Tabela3.A2" office:value-type="string">
            <text:p text:style-name="P83">Pré-condições</text:p>
          </table:table-cell>
          <table:table-cell table:style-name="Tabela3.B2" office:value-type="string">
            <text:p text:style-name="P83">Ter o produto no estoque.</text:p>
          </table:table-cell>
        </table:table-row>
        <table:table-row>
          <table:table-cell table:style-name="Tabela3.A2" office:value-type="string">
            <text:p text:style-name="P83">Fluxo Principal</text:p>
          </table:table-cell>
          <table:table-cell table:style-name="Tabela3.B2" office:value-type="string">
            <text:p text:style-name="P83">1 – Fazer o pedido para o fornecedor</text:p>
            <text:p text:style-name="P83">2 – O produto chega</text:p>
            <text:p text:style-name="P83">3 – Realizar o cadastro do produto</text:p>
          </table:table-cell>
        </table:table-row>
        <table:table-row>
          <table:table-cell table:style-name="Tabela3.A2" office:value-type="string">
            <text:p text:style-name="P83">Sub-fluxo</text:p>
          </table:table-cell>
          <table:table-cell table:style-name="Tabela3.B2" office:value-type="string">
            <text:p text:style-name="P58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83">Fluxos Alternativos</text:p>
          </table:table-cell>
          <table:table-cell table:style-name="Tabela3.B2" office:value-type="string">
            <text:p text:style-name="P56">1- O Administrador pode realizar os cadastros dos produtos.</text:p>
          </table:table-cell>
        </table:table-row>
        <table:table-row>
          <table:table-cell table:style-name="Tabela3.A2" office:value-type="string">
            <text:p text:style-name="P83">Regras de Negócio</text:p>
          </table:table-cell>
          <table:table-cell table:style-name="Tabela3.B2" office:value-type="string">
            <text:p text:style-name="P59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83">Pós Condições</text:p>
          </table:table-cell>
          <table:table-cell table:style-name="Tabela3.B2" office:value-type="string">
            <text:p text:style-name="P83">O produto foi cadastrado e já pode ser vendido.</text:p>
          </table:table-cell>
        </table:table-row>
        <table:table-row>
          <table:table-cell table:style-name="Tabela3.A2" office:value-type="string">
            <text:p text:style-name="P83">Casos de uso afetados</text:p>
          </table:table-cell>
          <table:table-cell table:style-name="Tabela3.B2" office:value-type="string">
            <text:p text:style-name="P53">UC 2.1, UC 2.2,<text:span text:style-name="T21">UC 2.3</text:span></text:p>
          </table:table-cell>
        </table:table-row>
      </table:table>
      <text:p text:style-name="P100"/>
      <text:p text:style-name="P10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3">Nome</text:p>
          </table:table-cell>
          <table:table-cell table:style-name="Tabela6.B1" office:value-type="string">
            <text:p text:style-name="P85">UC 3.1 – Olhar os produtos</text:p>
          </table:table-cell>
        </table:table-row>
        <table:table-row>
          <table:table-cell table:style-name="Tabela6.A2" office:value-type="string">
            <text:p text:style-name="P83">Atores envolvidos</text:p>
          </table:table-cell>
          <table:table-cell table:style-name="Tabela6.B2" office:value-type="string">
            <text:p text:style-name="P83">Cliente e Funcionário</text:p>
          </table:table-cell>
        </table:table-row>
        <table:table-row>
          <table:table-cell table:style-name="Tabela6.A2" office:value-type="string">
            <text:p text:style-name="P83">Pré-condições</text:p>
          </table:table-cell>
          <table:table-cell table:style-name="Tabela6.B2" office:value-type="string">
            <text:p text:style-name="P85">Produtos já cadastrados.</text:p>
          </table:table-cell>
        </table:table-row>
        <table:table-row>
          <table:table-cell table:style-name="Tabela6.A2" office:value-type="string">
            <text:p text:style-name="P83">Fluxo Principal</text:p>
          </table:table-cell>
          <table:table-cell table:style-name="Tabela6.B2" office:value-type="string">
            <text:p text:style-name="P83">1 – O cliente chega na loja</text:p>
            <text:p text:style-name="P83">2 – O funcionário mostra os produtos para o cliente</text:p>
          </table:table-cell>
        </table:table-row>
        <table:table-row>
          <table:table-cell table:style-name="Tabela6.A2" office:value-type="string">
            <text:p text:style-name="P83">Sub-fluxo</text:p>
          </table:table-cell>
          <table:table-cell table:style-name="Tabela6.B2" office:value-type="string">
            <text:p text:style-name="P58">A loja deve estar em funcionamento.</text:p>
            <text:p text:style-name="P58"/>
          </table:table-cell>
        </table:table-row>
        <text:soft-page-break/>
        <table:table-row>
          <table:table-cell table:style-name="Tabela6.A2" office:value-type="string">
            <text:p text:style-name="P83">Fluxos Alternativos</text:p>
          </table:table-cell>
          <table:table-cell table:style-name="Tabela6.B2" office:value-type="string">
            <text:p text:style-name="P56">1- O cliente pode ser atendido pelo Administrador.</text:p>
          </table:table-cell>
        </table:table-row>
        <table:table-row>
          <table:table-cell table:style-name="Tabela6.A2" office:value-type="string">
            <text:p text:style-name="P83">Regras de Negócio</text:p>
          </table:table-cell>
          <table:table-cell table:style-name="Tabela6.B2" office:value-type="string">
            <text:p text:style-name="P59">Abrir a loja.</text:p>
            <text:p text:style-name="P59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83">Pós Condições</text:p>
          </table:table-cell>
          <table:table-cell table:style-name="Tabela6.B2" office:value-type="string">
            <text:p text:style-name="P83">O funcionário <text:span text:style-name="T22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86">Casos de uso afetados </text:p>
          </table:table-cell>
          <table:table-cell table:style-name="Tabela6.B2" office:value-type="string">
            <text:p text:style-name="P86">UC 1.1,<text:span text:style-name="T23">UC 1.2,UC 2.1,UC 2.2,UC 2.3,UC 2.4</text:span></text:p>
          </table:table-cell>
        </table:table-row>
      </table:table>
      <text:p text:style-name="P100"/>
      <text:p text:style-name="P10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3">Nome</text:p>
          </table:table-cell>
          <table:table-cell table:style-name="Tabela7.B1" office:value-type="string">
            <text:p text:style-name="P87">UC 3.2 – Deseja compra o produto</text:p>
          </table:table-cell>
        </table:table-row>
        <table:table-row>
          <table:table-cell table:style-name="Tabela7.A2" office:value-type="string">
            <text:p text:style-name="P83">Atores envolvidos</text:p>
          </table:table-cell>
          <table:table-cell table:style-name="Tabela7.B2" office:value-type="string">
            <text:p text:style-name="P83">Cliente</text:p>
          </table:table-cell>
        </table:table-row>
        <table:table-row>
          <table:table-cell table:style-name="Tabela7.A2" office:value-type="string">
            <text:p text:style-name="P83">Pré-condições</text:p>
          </table:table-cell>
          <table:table-cell table:style-name="Tabela7.B2" office:value-type="string">
            <text:p text:style-name="P85">Produtos já cadastrados.</text:p>
          </table:table-cell>
        </table:table-row>
        <table:table-row>
          <table:table-cell table:style-name="Tabela7.A2" office:value-type="string">
            <text:p text:style-name="P83">Fluxo Principal</text:p>
          </table:table-cell>
          <table:table-cell table:style-name="Tabela7.B2" office:value-type="string">
            <text:p text:style-name="P83">1 – O cliente chega na loja</text:p>
            <text:p text:style-name="P83">2 – O funcionário mostra os produtos para o cliente</text:p>
            <text:p text:style-name="P88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83">Sub-fluxo</text:p>
          </table:table-cell>
          <table:table-cell table:style-name="Tabela7.B2" office:value-type="string">
            <text:p text:style-name="P60">O cliente escolhe o produto que gostou e compra.</text:p>
            <text:p text:style-name="P60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83">Fluxos Alternativos</text:p>
          </table:table-cell>
          <table:table-cell table:style-name="Tabela7.B2" office:value-type="string">
            <text:p text:style-name="P56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83">Regras de Negócio</text:p>
          </table:table-cell>
          <table:table-cell table:style-name="Tabela7.B2" office:value-type="string">
            <text:p text:style-name="P61">O produto dever estar <text:span text:style-name="T12">com as suas</text:span> informações: preço, tamanho, c<text:span text:style-name="T12">ó</text:span>digo e etc.</text:p>
            <text:p text:style-name="P61">O produto deve estar em bom estado: novo, limpo e etc.</text:p>
            <text:p text:style-name="P61"/>
          </table:table-cell>
        </table:table-row>
        <table:table-row>
          <table:table-cell table:style-name="Tabela7.A2" office:value-type="string">
            <text:p text:style-name="P83">Pós Condições</text:p>
          </table:table-cell>
          <table:table-cell table:style-name="Tabela7.B2" office:value-type="string">
            <text:p text:style-name="P88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89">Casos de uso afetados </text:p>
          </table:table-cell>
          <table:table-cell table:style-name="Tabela7.B2" office:value-type="string">
            <text:p text:style-name="P86">UC 1.1,<text:span text:style-name="T23">UC 1.2,UC 2.1,UC 2.2,UC 2.3,UC 2.4,UC 3.1</text:span></text:p>
          </table:table-cell>
        </table:table-row>
      </table:table>
      <text:p text:style-name="P100"/>
      <text:p text:style-name="P10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83">Nome</text:p>
          </table:table-cell>
          <table:table-cell table:style-name="Tabela8.B1" office:value-type="string">
            <text:p text:style-name="P88">UC 3.3 – Fazer venda</text:p>
          </table:table-cell>
        </table:table-row>
        <table:table-row>
          <table:table-cell table:style-name="Tabela8.A2" office:value-type="string">
            <text:p text:style-name="P83">Atores envolvidos</text:p>
          </table:table-cell>
          <table:table-cell table:style-name="Tabela8.B2" office:value-type="string">
            <text:p text:style-name="P83">Funcionário</text:p>
          </table:table-cell>
        </table:table-row>
        <table:table-row>
          <table:table-cell table:style-name="Tabela8.A2" office:value-type="string">
            <text:p text:style-name="P83">Pré-condições</text:p>
          </table:table-cell>
          <table:table-cell table:style-name="Tabela8.B2" office:value-type="string">
            <text:p text:style-name="P83">Ter o produto desejado no estoque.</text:p>
          </table:table-cell>
        </table:table-row>
        <table:table-row>
          <table:table-cell table:style-name="Tabela8.A2" office:value-type="string">
            <text:p text:style-name="P83">Fluxo Principal</text:p>
          </table:table-cell>
          <table:table-cell table:style-name="Tabela8.B2" office:value-type="string">
            <text:p text:style-name="P83">1 – O cliente chega na loja</text:p>
            <text:p text:style-name="P83">2 – O funcionário mostra os produtos para o cliente</text:p>
            <text:p text:style-name="P83">3 – O cliente deseja comprar o produto</text:p>
            <text:p text:style-name="P83">4 – O funcionário inicia a <text:span text:style-name="T24">venda</text:span> do c<text:span text:style-name="T24">l</text:span>iente no sistema</text:p>
          </table:table-cell>
        </table:table-row>
        <table:table-row>
          <table:table-cell table:style-name="Tabela8.A2" office:value-type="string">
            <text:p text:style-name="P83">Sub-fluxo</text:p>
          </table:table-cell>
          <table:table-cell table:style-name="Tabela8.B2" office:value-type="string">
            <text:p text:style-name="P62">Se o cliente desistir de compra a venda e cancelada.</text:p>
          </table:table-cell>
        </table:table-row>
        <table:table-row>
          <table:table-cell table:style-name="Tabela8.A2" office:value-type="string">
            <text:p text:style-name="P83">Fluxos Alternativos</text:p>
          </table:table-cell>
          <table:table-cell table:style-name="Tabela8.B2" office:value-type="string">
            <text:p text:style-name="P56">1-A venda pode ser feita pelo Administrador.</text:p>
          </table:table-cell>
        </table:table-row>
        <table:table-row>
          <table:table-cell table:style-name="Tabela8.A2" office:value-type="string">
            <text:p text:style-name="P83">Regras de Negócio</text:p>
          </table:table-cell>
          <table:table-cell table:style-name="Tabela8.B2" office:value-type="string">
            <text:p text:style-name="P63">O sistema precisa está funcionando.</text:p>
            <text:p text:style-name="P63"><text:soft-page-break/>O funcionário deve já está cadastrado.</text:p>
            <text:p text:style-name="P63">O produto deve esta cadastrado.</text:p>
          </table:table-cell>
        </table:table-row>
        <table:table-row>
          <table:table-cell table:style-name="Tabela8.A2" office:value-type="string">
            <text:p text:style-name="P83">Pós Condições</text:p>
          </table:table-cell>
          <table:table-cell table:style-name="Tabela8.B2" office:value-type="string">
            <text:p text:style-name="P83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89">Casos de usos afetados</text:p>
          </table:table-cell>
          <table:table-cell table:style-name="Tabela8.B2" office:value-type="string">
            <text:p text:style-name="P86">UC 1.1,<text:span text:style-name="T23">UC 1.2,UC 2.3,UC 2.4,UC 3.1,UC 3.2</text:span></text:p>
          </table:table-cell>
        </table:table-row>
      </table:table>
      <text:p text:style-name="P100"/>
      <text:p text:style-name="P10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3">Nome</text:p>
          </table:table-cell>
          <table:table-cell table:style-name="Tabela15.B1" office:value-type="string">
            <text:p text:style-name="P88">UC 4.<text:span text:style-name="T25">1</text:span> – <text:span text:style-name="T25">Pergunta a forma de pagamento</text:span></text:p>
          </table:table-cell>
        </table:table-row>
        <table:table-row>
          <table:table-cell table:style-name="Tabela15.A2" office:value-type="string">
            <text:p text:style-name="P83">Atores envolvidos</text:p>
          </table:table-cell>
          <table:table-cell table:style-name="Tabela15.B2" office:value-type="string">
            <text:p text:style-name="P83"><text:span text:style-name="T25">F</text:span>uncionário</text:p>
          </table:table-cell>
        </table:table-row>
        <table:table-row>
          <table:table-cell table:style-name="Tabela15.A2" office:value-type="string">
            <text:p text:style-name="P83">Pré-condições</text:p>
          </table:table-cell>
          <table:table-cell table:style-name="Tabela15.B2" office:value-type="string">
            <text:p text:style-name="P83">Ter escolhido o produto.</text:p>
          </table:table-cell>
        </table:table-row>
        <table:table-row>
          <table:table-cell table:style-name="Tabela15.A2" office:value-type="string">
            <text:p text:style-name="P83">Fluxo Principal</text:p>
          </table:table-cell>
          <table:table-cell table:style-name="Tabela15.B2" office:value-type="string">
            <text:p text:style-name="P83">1 – O cliente chega na loja</text:p>
            <text:p text:style-name="P83">2 – O funcionário mostra os produtos para o cliente</text:p>
            <text:p text:style-name="P83">3 – O cliente deseja comprar o produto</text:p>
            <text:p text:style-name="P83">4 – O funcionário inicia a <text:span text:style-name="T26">venda</text:span> do ciente no sistema</text:p>
            <text:p text:style-name="P83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83">Sub-fluxo</text:p>
          </table:table-cell>
          <table:table-cell table:style-name="Tabela15.B2" office:value-type="string">
            <text:p text:style-name="P64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83">Fluxos Alternativos</text:p>
          </table:table-cell>
          <table:table-cell table:style-name="Tabela15.B2" office:value-type="string">
            <text:p text:style-name="P56">1-O cliente pode falar antes qual forma e melhor.</text:p>
          </table:table-cell>
        </table:table-row>
        <table:table-row>
          <table:table-cell table:style-name="Tabela15.A2" office:value-type="string">
            <text:p text:style-name="P83">Regras de Negócio</text:p>
          </table:table-cell>
          <table:table-cell table:style-name="Tabela15.B2" office:value-type="string">
            <text:p text:style-name="P64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83">Pós Condições</text:p>
          </table:table-cell>
          <table:table-cell table:style-name="Tabela15.B2" office:value-type="string">
            <text:p text:style-name="P83">Depois <text:span text:style-name="T25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83">Casos de uso afetados</text:p>
          </table:table-cell>
          <table:table-cell table:style-name="Tabela15.B2" office:value-type="string">
            <text:p text:style-name="P86">UC 1.1,<text:span text:style-name="T23">UC 1.2,,UC 2.3,UC 2.4,UC 3.1,UC 3.2,UC 3.3</text:span></text:p>
          </table:table-cell>
        </table:table-row>
      </table:table>
      <text:p text:style-name="P100"/>
      <text:p text:style-name="P100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83">Nome</text:p>
          </table:table-cell>
          <table:table-cell table:style-name="Tabela9.B1" office:value-type="string">
            <text:p text:style-name="P88">UC 4.2 – Escolhe a Forma de pagamento</text:p>
          </table:table-cell>
        </table:table-row>
        <table:table-row>
          <table:table-cell table:style-name="Tabela9.A2" office:value-type="string">
            <text:p text:style-name="P83">Atores envolvidos</text:p>
          </table:table-cell>
          <table:table-cell table:style-name="Tabela9.B2" office:value-type="string">
            <text:p text:style-name="P83">Cliente e Funcionário</text:p>
          </table:table-cell>
        </table:table-row>
        <table:table-row>
          <table:table-cell table:style-name="Tabela9.A2" office:value-type="string">
            <text:p text:style-name="P83">Pré-condições</text:p>
          </table:table-cell>
          <table:table-cell table:style-name="Tabela9.B2" office:value-type="string">
            <text:p text:style-name="P83">Ter escolhido o produto.</text:p>
          </table:table-cell>
        </table:table-row>
        <table:table-row>
          <table:table-cell table:style-name="Tabela9.A2" office:value-type="string">
            <text:p text:style-name="P83">Fluxo Principal</text:p>
          </table:table-cell>
          <table:table-cell table:style-name="Tabela9.B2" office:value-type="string">
            <text:p text:style-name="P83">1 – O cliente chega na loja</text:p>
            <text:p text:style-name="P83">2 – O funcionário mostra os produtos para o cliente</text:p>
            <text:p text:style-name="P83">3 – O cliente deseja comprar o produto</text:p>
            <text:p text:style-name="P83">4 – O funcionário inicia a <text:span text:style-name="T26">venda</text:span> do ciente no sistema</text:p>
            <text:p text:style-name="P83">5 – O funcionário pergunta ao cliente a forma de pagamento (à vista ou a prazo)</text:p>
            <text:p text:style-name="P83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83">Sub-fluxo</text:p>
          </table:table-cell>
          <table:table-cell table:style-name="Tabela9.B2" office:value-type="string">
            <text:p text:style-name="P65">O cliente <text:span text:style-name="T27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83">Fluxos Alternativos</text:p>
          </table:table-cell>
          <table:table-cell table:style-name="Tabela9.B2" office:value-type="string">
            <text:p text:style-name="P66"/>
          </table:table-cell>
        </table:table-row>
        <table:table-row>
          <table:table-cell table:style-name="Tabela9.A2" office:value-type="string">
            <text:p text:style-name="P83">Regras de Negócio</text:p>
          </table:table-cell>
          <table:table-cell table:style-name="Tabela9.B2" office:value-type="string">
            <text:p text:style-name="P65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83">Pós Condições</text:p>
          </table:table-cell>
          <table:table-cell table:style-name="Tabela9.B2" office:value-type="string">
            <text:p text:style-name="P83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83">Casos de uso afetados</text:p>
          </table:table-cell>
          <table:table-cell table:style-name="Tabela9.B2" office:value-type="string">
            <text:p text:style-name="P86">UC 1.1,<text:span text:style-name="T23">UC 1.2,UC 2.3,UC 2.4,UC 3.1,UC 3.2,UC3.3,UC 4.1</text:span></text:p>
          </table:table-cell>
        </table:table-row>
      </table:table>
      <text:p text:style-name="P100"/>
      <text:p text:style-name="P100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83">Nome</text:p>
          </table:table-cell>
          <table:table-cell table:style-name="Tabela10.B1" office:value-type="string">
            <text:p text:style-name="P88">UC 5.1 – Realiza Cadastro do Cliente</text:p>
          </table:table-cell>
        </table:table-row>
        <table:table-row>
          <table:table-cell table:style-name="Tabela10.A2" office:value-type="string">
            <text:p text:style-name="P83">Atores envolvidos</text:p>
          </table:table-cell>
          <table:table-cell table:style-name="Tabela10.B2" office:value-type="string">
            <text:p text:style-name="P83">Funcionário</text:p>
          </table:table-cell>
        </table:table-row>
        <table:table-row>
          <table:table-cell table:style-name="Tabela10.A2" office:value-type="string">
            <text:p text:style-name="P83">Pré-condições</text:p>
          </table:table-cell>
          <table:table-cell table:style-name="Tabela10.B2" office:value-type="string">
            <text:p text:style-name="P83">A escolha da compra for a prazo.</text:p>
          </table:table-cell>
        </table:table-row>
        <table:table-row>
          <table:table-cell table:style-name="Tabela10.A2" office:value-type="string">
            <text:p text:style-name="P83">Fluxo Principal</text:p>
          </table:table-cell>
          <table:table-cell table:style-name="Tabela10.B2" office:value-type="string">
            <text:p text:style-name="P83">1 – O cliente chega na loja</text:p>
            <text:p text:style-name="P83">2 – O funcionário mostra os produtos para o cliente</text:p>
            <text:p text:style-name="P83">3 – O cliente deseja comprar o produto</text:p>
            <text:p text:style-name="P83">4 – O funcionário inicia a compra do ciente no sistema</text:p>
            <text:p text:style-name="P83">5 – O funcionário pergunta ao cliente a forma de pagamento (à vista ou a prazo)</text:p>
            <text:p text:style-name="P83">6 – O cliente escolhe a forma de pagamento</text:p>
            <text:p text:style-name="P83">7 – O funcionário realiza o cadastro do cliente</text:p>
          </table:table-cell>
        </table:table-row>
        <table:table-row>
          <table:table-cell table:style-name="Tabela10.A2" office:value-type="string">
            <text:p text:style-name="P83">Sub-fluxo</text:p>
          </table:table-cell>
          <table:table-cell table:style-name="Tabela10.B2" office:value-type="string">
            <text:p text:style-name="P67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83">Fluxos Alternativos</text:p>
          </table:table-cell>
          <table:table-cell table:style-name="Tabela10.B2" office:value-type="string">
            <text:p text:style-name="P56">1-O administrador pode realizar o cadastro do funcionário.</text:p>
          </table:table-cell>
        </table:table-row>
        <table:table-row>
          <table:table-cell table:style-name="Tabela10.A2" office:value-type="string">
            <text:p text:style-name="P83">Regras de Negócio</text:p>
          </table:table-cell>
          <table:table-cell table:style-name="Tabela10.B2" office:value-type="string">
            <text:p text:style-name="P67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83">Pós Condições</text:p>
          </table:table-cell>
          <table:table-cell table:style-name="Tabela10.B2" office:value-type="string">
            <text:p text:style-name="P83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83">Casos de uso afetados</text:p>
          </table:table-cell>
          <table:table-cell table:style-name="Tabela10.B2" office:value-type="string">
            <text:p text:style-name="P86">UC 1.1,<text:span text:style-name="T23">UC 1.2,UC 2.3,UC 2.4,UC 3.1,UC 3.2,UC3.3,UC 4.1,UC 4.2</text:span></text:p>
          </table:table-cell>
        </table:table-row>
      </table:table>
      <text:p text:style-name="P100"/>
      <text:p text:style-name="P10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83">Nome</text:p>
          </table:table-cell>
          <table:table-cell table:style-name="Tabela12.B1" office:value-type="string">
            <text:p text:style-name="P83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83">Atores envolvidos</text:p>
          </table:table-cell>
          <table:table-cell table:style-name="Tabela12.B2" office:value-type="string">
            <text:p text:style-name="P83">Cliente e Funcionário</text:p>
          </table:table-cell>
        </table:table-row>
        <table:table-row>
          <table:table-cell table:style-name="Tabela12.A2" office:value-type="string">
            <text:p text:style-name="P83">Pré-condições</text:p>
          </table:table-cell>
          <table:table-cell table:style-name="Tabela12.B2" office:value-type="string">
            <text:p text:style-name="P83">Ter escolhido a forma d pagamento.</text:p>
          </table:table-cell>
        </table:table-row>
        <table:table-row>
          <table:table-cell table:style-name="Tabela12.A2" office:value-type="string">
            <text:p text:style-name="P83">Fluxo Principal</text:p>
          </table:table-cell>
          <table:table-cell table:style-name="Tabela12.B2" office:value-type="string">
            <text:p text:style-name="P83">1 – O cliente chega na loja</text:p>
            <text:p text:style-name="P83">2 – O funcionário mostra os produtos para o cliente</text:p>
            <text:p text:style-name="P83">3 – O cliente deseja comprar o produto</text:p>
            <text:p text:style-name="P83">4 – O funcionário inicia a compra do ciente no sistema</text:p>
            <text:p text:style-name="P83">5 – O funcionário pergunta ao cliente a forma de pagamento (à vista ou a prazo)</text:p>
            <text:p text:style-name="P83">6 – O cliente escolhe a forma de pagamento</text:p>
            <text:p text:style-name="P83">7 – O cliente escolhe o meio de pagamento</text:p>
          </table:table-cell>
        </table:table-row>
        <table:table-row>
          <table:table-cell table:style-name="Tabela12.A2" office:value-type="string">
            <text:p text:style-name="P83">Sub-fluxo</text:p>
          </table:table-cell>
          <table:table-cell table:style-name="Tabela12.B2" office:value-type="string">
            <text:p text:style-name="P68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83">Fluxos Alternativos</text:p>
          </table:table-cell>
          <table:table-cell table:style-name="Tabela12.B2" office:value-type="string">
            <text:p text:style-name="P66"/>
          </table:table-cell>
        </table:table-row>
        <table:table-row>
          <table:table-cell table:style-name="Tabela12.A2" office:value-type="string">
            <text:p text:style-name="P83">Regras de Negócio</text:p>
          </table:table-cell>
          <table:table-cell table:style-name="Tabela12.B2" office:value-type="string">
            <text:p text:style-name="P68">Para o pagamento em cartão e necessário que o cartão seja valido.</text:p>
            <text:p text:style-name="P68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83">Pós Condições</text:p>
          </table:table-cell>
          <table:table-cell table:style-name="Tabela12.B2" office:value-type="string">
            <text:p text:style-name="P83">Depois de finalizar a <text:span text:style-name="T27">venda </text:span>é só entregar o produto para o cliente.</text:p>
          </table:table-cell>
        </table:table-row>
        <table:table-row>
          <table:table-cell table:style-name="Tabela12.A2" office:value-type="string">
            <text:p text:style-name="P83">Casos de uso afetados</text:p>
          </table:table-cell>
          <table:table-cell table:style-name="Tabela12.B2" office:value-type="string">
            <text:p text:style-name="P90">UC 1.1,<text:span text:style-name="T23">UC 1.2,UC 2.3,UC 2.4,UC 3.1,UC 3.2,UC3.3,UC 4.1,UC 4.2,UC 5.1</text:span></text:p>
          </table:table-cell>
        </table:table-row>
      </table:table>
      <text:p text:style-name="P100"/>
      <text:p text:style-name="P10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83">Nome</text:p>
          </table:table-cell>
          <table:table-cell table:style-name="Tabela13.B1" office:value-type="string">
            <text:p text:style-name="P83">UC 7.1 – Lista as contas a receber</text:p>
          </table:table-cell>
        </table:table-row>
        <table:table-row>
          <table:table-cell table:style-name="Tabela13.A2" office:value-type="string">
            <text:p text:style-name="P83">Atores envolvidos</text:p>
          </table:table-cell>
          <table:table-cell table:style-name="Tabela13.B2" office:value-type="string">
            <text:p text:style-name="P83">Funcionário</text:p>
          </table:table-cell>
        </table:table-row>
        <table:table-row>
          <table:table-cell table:style-name="Tabela13.A2" office:value-type="string">
            <text:p text:style-name="P83">Pré-condições</text:p>
          </table:table-cell>
          <table:table-cell table:style-name="Tabela13.B2" office:value-type="string">
            <text:p text:style-name="P83">Ter compras a prazo.</text:p>
          </table:table-cell>
        </table:table-row>
        <table:table-row>
          <table:table-cell table:style-name="Tabela13.A2" office:value-type="string">
            <text:p text:style-name="P83">Fluxo Principal</text:p>
          </table:table-cell>
          <table:table-cell table:style-name="Tabela13.B2" office:value-type="string">
            <text:p text:style-name="P83">1 – Funcionário entra no sistema</text:p>
            <text:p text:style-name="P83">2 – Funcionário lista as contas que tem para receber dos clientes que compraram <text:span text:style-name="T28">na loja.</text:span></text:p>
          </table:table-cell>
        </table:table-row>
        <table:table-row>
          <table:table-cell table:style-name="Tabela13.A2" office:value-type="string">
            <text:p text:style-name="P83">Sub-fluxo</text:p>
          </table:table-cell>
          <table:table-cell table:style-name="Tabela13.B2" office:value-type="string">
            <text:p text:style-name="P69">E necessário que o cliente compre a prazo.</text:p>
          </table:table-cell>
        </table:table-row>
        <table:table-row>
          <table:table-cell table:style-name="Tabela13.A2" office:value-type="string">
            <text:p text:style-name="P83">Fluxos Alternativos</text:p>
          </table:table-cell>
          <table:table-cell table:style-name="Tabela13.B2" office:value-type="string">
            <text:p text:style-name="P70">1- O administrador pode lista as contas a receber.</text:p>
          </table:table-cell>
        </table:table-row>
        <table:table-row>
          <table:table-cell table:style-name="Tabela13.A2" office:value-type="string">
            <text:p text:style-name="P83">Regras de Negócio</text:p>
          </table:table-cell>
          <table:table-cell table:style-name="Tabela13.B2" office:value-type="string">
            <text:p text:style-name="P68">Sistema deve estar funcionado.</text:p>
            <text:p text:style-name="P68">Funcionário tem que estar autorizado <text:span text:style-name="T29">ou cadastrado</text:span>.</text:p>
          </table:table-cell>
        </table:table-row>
        <table:table-row>
          <table:table-cell table:style-name="Tabela13.A2" office:value-type="string">
            <text:p text:style-name="P83">Pós Condições</text:p>
          </table:table-cell>
          <table:table-cell table:style-name="Tabela13.B2" office:value-type="string">
            <text:p text:style-name="P83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83">Casos de uso afetados</text:p>
          </table:table-cell>
          <table:table-cell table:style-name="Tabela13.B2" office:value-type="string">
            <text:p text:style-name="P86">UC 1.1,<text:span text:style-name="T23">UC 1.2,UC 2.3,UC 2.4,UC 3.1,UC 3.2,UC3.3,UC 4.1,UC 4.2,UC 5.1,UC 6.1</text:span></text:p>
          </table:table-cell>
        </table:table-row>
      </table:table>
      <text:p text:style-name="P117"/>
      <text:p text:style-name="P117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83">Nome</text:p>
          </table:table-cell>
          <table:table-cell table:style-name="Tabela14.B1" office:value-type="string">
            <text:p text:style-name="P83">UC 8.1 – Listar Produtos </text:p>
          </table:table-cell>
        </table:table-row>
        <table:table-row>
          <table:table-cell table:style-name="Tabela14.A2" office:value-type="string">
            <text:p text:style-name="P83">Atores envolvidos</text:p>
          </table:table-cell>
          <table:table-cell table:style-name="Tabela14.B2" office:value-type="string">
            <text:p text:style-name="P83">Funcionário</text:p>
          </table:table-cell>
        </table:table-row>
        <table:table-row>
          <table:table-cell table:style-name="Tabela14.A2" office:value-type="string">
            <text:p text:style-name="P83">Pré-condições</text:p>
          </table:table-cell>
          <table:table-cell table:style-name="Tabela14.B2" office:value-type="string">
            <text:p text:style-name="P71">Querer lista<text:span text:style-name="T12">r</text:span> os Produtos.</text:p>
          </table:table-cell>
        </table:table-row>
        <table:table-row>
          <table:table-cell table:style-name="Tabela14.A2" office:value-type="string">
            <text:p text:style-name="P83">Fluxo Principal</text:p>
          </table:table-cell>
          <table:table-cell table:style-name="Tabela14.B2" office:value-type="string">
            <text:p text:style-name="P83">1 – Funcionário entra no sistema</text:p>
            <text:p text:style-name="P83">2 – Funcionário lista os produtos no estoque</text:p>
          </table:table-cell>
        </table:table-row>
        <table:table-row>
          <table:table-cell table:style-name="Tabela14.A2" office:value-type="string">
            <text:p text:style-name="P83">Sub-fluxo</text:p>
          </table:table-cell>
          <table:table-cell table:style-name="Tabela14.B2" office:value-type="string">
            <text:p text:style-name="P69">Ao lista<text:span text:style-name="T12">r</text:span> os produtos o funcionário terá noção do que estar em falta no estoque, ou verifica se tem algum produto <text:span text:style-name="T30">que o cliente deseja</text:span> no estoque.</text:p>
          </table:table-cell>
        </table:table-row>
        <table:table-row>
          <table:table-cell table:style-name="Tabela14.A2" office:value-type="string">
            <text:p text:style-name="P83">Fluxos Alternativos</text:p>
          </table:table-cell>
          <table:table-cell table:style-name="Tabela14.B2" office:value-type="string">
            <text:p text:style-name="P70">1-O administrador pode listar os produtos.</text:p>
          </table:table-cell>
        </table:table-row>
        <table:table-row>
          <table:table-cell table:style-name="Tabela14.A2" office:value-type="string">
            <text:p text:style-name="P83">Regras de Negócio</text:p>
          </table:table-cell>
          <table:table-cell table:style-name="Tabela14.B2" office:value-type="string">
            <text:p text:style-name="P71">O sistema deve estar funcionando.</text:p>
            <text:p text:style-name="P71">O funcionário deve estar cadastrado no sistema.</text:p>
          </table:table-cell>
        </table:table-row>
        <table:table-row>
          <table:table-cell table:style-name="Tabela14.A2" office:value-type="string">
            <text:p text:style-name="P83">Pós Condições</text:p>
          </table:table-cell>
          <table:table-cell table:style-name="Tabela14.B2" office:value-type="string">
            <text:p text:style-name="P83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83">Casos de uso afetados</text:p>
          </table:table-cell>
          <table:table-cell table:style-name="Tabela14.B2" office:value-type="string">
            <text:p text:style-name="P86">UC 1.1,<text:span text:style-name="T23">UC 1.2,UC 2.1,UC 2.2,UC 2.3,UC 2.4,UC 3.1,UC 3.2,UC3.3,UC 4.1,UC 4.2, UC 5.1</text:span></text:p>
          </table:table-cell>
        </table:table-row>
      </table:table>
      <text:p text:style-name="P117"/>
      <text:p text:style-name="P105"/>
      <text:h text:style-name="P30" text:outline-level="2"><text:bookmark-start text:name="__RefHeading___Toc1754_1735469436"/>1.7 Protótipos de Telas<text:bookmark-end text:name="__RefHeading___Toc1754_1735469436"/></text:h>
      <text:h text:style-name="P43" text:outline-level="3"><text:bookmark-start text:name="__RefHeading___Toc1756_1735469436"/><text:span text:style-name="T31">1.7.1 </text:span>Login<text:bookmark-end text:name="__RefHeading___Toc1756_1735469436"/></text:h>
      <text:p text:style-name="P109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06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P44" text:outline-level="3"><text:bookmark-start text:name="__RefHeading___Toc1758_1735469436"/><text:span text:style-name="T46">1.7.2 </text:span><text:span text:style-name="T45">Cadastrar </text:span><text:span text:style-name="T47">Funcionário</text:span><text:bookmark-end text:name="__RefHeading___Toc1758_1735469436"/></text:h>
      <text:p text:style-name="P110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43" text:outline-level="3"><text:bookmark-start text:name="__RefHeading___Toc1760_1735469436"/><text:soft-page-break/><text:span text:style-name="T31">1.7.3 </text:span>Cadastrar Fornecedor<text:bookmark-end text:name="__RefHeading___Toc1760_1735469436"/></text:h>
      <text:p text:style-name="P110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h text:style-name="P43" text:outline-level="3"><text:bookmark-start text:name="__RefHeading___Toc1762_1735469436"/><text:span text:style-name="T31">1.7.4 </text:span>Cadastrar Produtos<text:bookmark-end text:name="__RefHeading___Toc1762_1735469436"/></text:h>
      <text:p text:style-name="P110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43" text:outline-level="3"><text:bookmark-start text:name="__RefHeading___Toc1764_1735469436"/><text:soft-page-break/><text:span text:style-name="T31">1.7.5 </text:span>Realizar Venda<text:bookmark-end text:name="__RefHeading___Toc1764_1735469436"/></text:h>
      <text:p text:style-name="P110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43" text:outline-level="3"><text:bookmark-start text:name="__RefHeading___Toc1766_1735469436"/><text:span text:style-name="T31">1.7.6 </text:span>Forma e meio de pagamento<text:bookmark-end text:name="__RefHeading___Toc1766_1735469436"/></text:h>
      <text:p text:style-name="P110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43" text:outline-level="3"><text:bookmark-start text:name="__RefHeading___Toc1768_1735469436"/><text:soft-page-break/><text:span text:style-name="T31">1.7.7 </text:span>Cadastrar Cliente<text:bookmark-end text:name="__RefHeading___Toc1768_1735469436"/></text:h>
      <text:p text:style-name="P110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43" text:outline-level="3"><text:bookmark-start text:name="__RefHeading___Toc1770_1735469436"/><text:span text:style-name="T31">1.7.8 </text:span>Contas em Débito<text:bookmark-end text:name="__RefHeading___Toc1770_1735469436"/></text:h>
      <text:p text:style-name="P110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h text:style-name="P43" text:outline-level="3"><text:soft-page-break/></text:h>
      <text:h text:style-name="P43" text:outline-level="3"><text:bookmark-start text:name="__RefHeading___Toc1772_1735469436"/><text:span text:style-name="T31">1.7.9 </text:span>Estoque<text:bookmark-end text:name="__RefHeading___Toc1772_1735469436"/></text:h>
      <text:p text:style-name="P110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h text:style-name="P36" text:outline-level="1"><text:bookmark-start text:name="__RefHeading___Toc2001_946302212"/>2. Documentação Técnica<text:bookmark-end text:name="__RefHeading___Toc2001_946302212"/></text:h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1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15T16:38:33.332000000</dc:date>
    <meta:editing-duration>PT1H3M27S</meta:editing-duration>
    <meta:editing-cycles>14</meta:editing-cycles>
    <meta:generator>LibreOffice/5.2.1.2$Windows_x86 LibreOffice_project/31dd62db80d4e60af04904455ec9c9219178d620</meta:generator>
    <meta:document-statistic meta:table-count="22" meta:image-count="18" meta:object-count="0" meta:page-count="28" meta:paragraph-count="492" meta:word-count="2787" meta:character-count="17452" meta:non-whitespace-character-count="14499"/>
  </office:meta>
</office:document-meta>
</file>